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Bohusla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37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11.94">
            <text:p>11.94</text:p>
          </table:table-cell>
          <table:table-cell table:style-name="ACE-0" office:value-type="float" office:value="6790.7046">
            <text:p>6790.7046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husla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39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11.94">
            <text:p>11.94</text:p>
          </table:table-cell>
          <table:table-cell table:style-name="ACE-0" office:value-type="float" office:value="8630.7045999999991">
            <text:p>8630.7046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husla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41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11.94">
            <text:p>11.94</text:p>
          </table:table-cell>
          <table:table-cell table:style-name="ACE-0" office:value-type="float" office:value="8282.1368000000002">
            <text:p>8282.1368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husla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217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11.94">
            <text:p>11.94</text:p>
          </table:table-cell>
          <table:table-cell table:style-name="ACE-0" office:value-type="float" office:value="8522.2921000000006">
            <text:p>8522.2921</text:p>
          </table:table-cell>
          <table:table-cell table:style-name="ACE-0" office:value-type="float" office:value="153">
            <text:p>153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husla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220</text:p>
          </table:table-cell>
          <table:table-cell table:style-name="ACE-0" office:value-type="float" office:value="58.259999999999998">
            <text:p>58.26</text:p>
          </table:table-cell>
          <table:table-cell table:style-name="ACE-0" office:value-type="float" office:value="11.99">
            <text:p>11.99</text:p>
          </table:table-cell>
          <table:table-cell table:style-name="ACE-0" office:value-type="float" office:value="9668.6555000000008">
            <text:p>9668.6555</text:p>
          </table:table-cell>
          <table:table-cell table:style-name="ACE-0" office:value-type="float" office:value="111">
            <text:p>111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5">
            <text:p>45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3,RosentauEtal2021</text:p>
          </table:table-cell>
          <table:table-cell table:number-columns-repeated="240" table:style-name="ACE-0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76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4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9:0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